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2pt" fo:font-weight="normal" officeooo:paragraph-rsid="000a159c" style:font-size-asian="12pt" style:font-weight-asian="normal" style:font-weight-complex="normal"/>
    </style:style>
    <style:style style:name="P2" style:family="paragraph" style:parent-style-name="Standard">
      <style:paragraph-properties fo:text-align="center" style:justify-single-word="false"/>
      <style:text-properties fo:font-size="14pt" fo:font-weight="bold" style:font-size-asian="14pt" style:font-weight-asian="bold" style:font-size-complex="14pt"/>
    </style:style>
    <style:style style:name="P3" style:family="paragraph" style:parent-style-name="Standard">
      <style:text-properties fo:font-size="14pt" officeooo:rsid="000dfd58" officeooo:paragraph-rsid="000dfd58" style:font-size-asian="12.25pt" style:font-size-complex="14pt"/>
    </style:style>
    <style:style style:name="P4" style:family="paragraph" style:parent-style-name="Standard">
      <style:text-properties style:font-size-complex="12pt"/>
    </style:style>
    <style:style style:name="P5" style:family="paragraph" style:parent-style-name="Standard">
      <style:text-properties officeooo:paragraph-rsid="000a159c"/>
    </style:style>
    <style:style style:name="P6" style:family="paragraph" style:parent-style-name="Standard">
      <style:text-properties officeooo:paragraph-rsid="000ace67"/>
    </style:style>
    <style:style style:name="P7" style:family="paragraph" style:parent-style-name="Standard">
      <style:text-properties officeooo:paragraph-rsid="000baf23"/>
    </style:style>
    <style:style style:name="P8" style:family="paragraph" style:parent-style-name="Standard">
      <style:text-properties officeooo:paragraph-rsid="000d0558"/>
    </style:style>
    <style:style style:name="P9" style:family="paragraph" style:parent-style-name="Standard" style:master-page-name="Standard">
      <style:paragraph-properties fo:margin-top="0in" fo:margin-bottom="0.111in" loext:contextual-spacing="false" fo:line-height="108%" fo:text-align="center" style:justify-single-word="false" style:page-number="auto"/>
    </style:style>
    <style:style style:name="T1" style:family="text">
      <style:text-properties fo:font-size="16pt" style:font-name-asian="Calibri1" style:font-size-asian="16pt" style:font-name-complex="Times New Roman" style:font-size-complex="16pt"/>
    </style:style>
    <style:style style:name="T2" style:family="text">
      <style:text-properties fo:font-size="11pt" style:font-name-asian="Calibri1" style:font-size-asian="11pt" style:font-name-complex="Times New Roman"/>
    </style:style>
    <style:style style:name="T3" style:family="text">
      <style:text-properties fo:font-size="20pt" fo:font-weight="bold" style:font-name-asian="Calibri1" style:font-size-asian="20pt" style:font-weight-asian="bold" style:font-name-complex="Times New Roman" style:font-size-complex="20pt"/>
    </style:style>
    <style:style style:name="T4" style:family="text">
      <style:text-properties fo:font-weight="bold" style:font-weight-asian="bold"/>
    </style:style>
    <style:style style:name="T5" style:family="text">
      <style:text-properties fo:font-weight="bold" style:font-weight-asian="bold" style:font-size-complex="12pt"/>
    </style:style>
    <style:style style:name="T6" style:family="text">
      <style:text-properties style:font-size-complex="12pt"/>
    </style:style>
    <style:style style:name="T7" style:family="text">
      <style:text-properties style:text-underline-style="solid" style:text-underline-width="auto" style:text-underline-color="font-color"/>
    </style:style>
    <style:style style:name="T8" style:family="text">
      <style:text-properties fo:font-size="14pt" style:font-size-asian="12.25pt" style:font-size-complex="14pt"/>
    </style:style>
    <style:style style:name="T9" style:family="text">
      <style:text-properties fo:font-size="14pt" officeooo:rsid="000a159c" style:font-size-asian="12.25pt" style:font-size-complex="14pt"/>
    </style:style>
    <style:style style:name="T10" style:family="text">
      <style:text-properties fo:font-size="14pt" officeooo:rsid="000ace67" style:font-size-asian="12.25pt" style:font-size-complex="14pt"/>
    </style:style>
    <style:style style:name="T11" style:family="text">
      <style:text-properties fo:font-size="14pt" officeooo:rsid="000baf23" style:font-size-asian="12.25pt" style:font-size-complex="14pt"/>
    </style:style>
    <style:style style:name="T12" style:family="text">
      <style:text-properties fo:font-size="14pt" officeooo:rsid="000d0558" style:font-size-asian="12.25pt" style:font-size-complex="14pt"/>
    </style:style>
    <style:style style:name="T13" style:family="text">
      <style:text-properties fo:font-weight="normal" officeooo:rsid="000a159c" style:font-weight-asian="normal" style:font-weight-complex="normal"/>
    </style:style>
    <style:style style:name="T14" style:family="text">
      <style:text-properties fo:font-weight="normal" officeooo:rsid="000ace67"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Math 338</text:span><text:span text:style-name="T2"><text:tab/> <text:s text:c="13"/><text:tab/></text:span><text:span text:style-name="T3"> <text:s text:c="7"/>Lab Assignment #6</text:span><text:bookmark text:name="_GoBack"/><text:span text:style-name="T3"> <text:s text:c="2"/></text:span><text:span text:style-name="T1"><text:s text:c="5"/><text:tab/><text:tab/>Fall 2019</text:span></text:p>
      <text:p text:style-name="P2"/>
      <text:p text:style-name="Standard"><text:span text:style-name="Subtle_20_Reference"><text:span text:style-name="T4">Clinical trials</text:span></text:span><text:span text:style-name="Subtle_20_Reference"> are</text:span><text:span text:style-name="T6"> studies that provide intervention to human subjects and attempt to determine whether the intervention is safe and effective. Investigate the clinical trial, “A Behavioral Intervention to Improve Hypertension Control in Veterans,” which can be found online at </text:span><text:a xlink:type="simple" xlink:href="https://clinicaltrials.gov/ct2/show/study/NCT00286754" text:style-name="Internet_20_link" text:visited-style-name="Visited_20_Internet_20_Link"><text:span text:style-name="T6">https://clinicaltrials.gov/ct2/show/study/NCT00286754</text:span></text:a></text:p>
      <text:p text:style-name="P4"/>
      <text:p text:style-name="Standard"><text:span text:style-name="Strong">Question #1</text:span><text:span text:style-name="Subtle_20_Reference"> For this study, what is the real-world question of interest?</text:span></text:p>
      <text:p text:style-name="Standard"><text:span text:style-name="Subtle_20_Reference"/></text:p>
      <text:p text:style-name="P5"><text:span text:style-name="Subtle_20_Reference"><text:span text:style-name="T9">Which method of intervention will help the best to reduce blood pressure.</text:span></text:span></text:p>
      <text:p text:style-name="Standard"><text:span text:style-name="Subtle_20_Reference"/></text:p>
      <text:p text:style-name="Standard"><text:span text:style-name="Strong">Question #2</text:span><text:span text:style-name="Subtle_20_Reference"> What is the population of interest in this study? What was the sample being studied (what are the experimental units, and how many are there)?</text:span></text:p>
      <text:p text:style-name="Standard"><text:span text:style-name="Subtle_20_Reference"/></text:p>
      <text:p text:style-name="P1"><text:span text:style-name="Strong"><text:span text:style-name="T13">The population of interest is </text:span></text:span><text:span text:style-name="Strong"><text:span text:style-name="T14">533 </text:span></text:span><text:span text:style-name="Strong"><text:span text:style-name="T13">veterans and the sample being studied are </text:span></text:span><text:span text:style-name="Strong"><text:span text:style-name="T14">the </text:span></text:span><text:span text:style-name="Strong"><text:span text:style-name="T13">three groups. These three groups were equally randomized and categorized based on the intervention method use for the respective group. </text:span></text:span><text:span text:style-name="Strong"><text:span text:style-name="T14">The group names included SMI, HEI and UC.</text:span></text:span></text:p>
      <text:p text:style-name="Standard"><text:span text:style-name="Subtle_20_Reference"/></text:p>
      <text:p text:style-name="Standard"><text:span text:style-name="Strong">Question #3</text:span><text:span text:style-name="Subtle_20_Reference"> What was the factor (experimental/explanatory) variable in this study? What were the primary outcome (response) variables? Classify each variable as categorical (qualitative) or numerical (quantitative).</text:span></text:p>
      <text:p text:style-name="Standard"><text:span text:style-name="Subtle_20_Reference"/></text:p>
      <text:p text:style-name="P5"><text:span text:style-name="Subtle_20_Reference"><text:span text:style-name="T9">The experimental variable was the type of treatment and the explanatory variable was the group of randomly selected veterans. Primary outcome variables included </text:span></text:span><text:span text:style-name="Subtle_20_Reference"><text:span text:style-name="T10">blood pressure, adherence (to diet, exercise and medications), quality of life, acceptability, cost/cost effectiveness. </text:span></text:span></text:p>
      <text:p text:style-name="P5"><text:span text:style-name="Subtle_20_Reference"><text:span text:style-name="T10"/></text:span></text:p>
      <text:p text:style-name="P6"><text:span text:style-name="Subtle_20_Reference"><text:span text:style-name="T10">Categorical: adherence, quality of life, cost effectiveness</text:span></text:span></text:p>
      <text:p text:style-name="P6"><text:span text:style-name="Subtle_20_Reference"><text:span text:style-name="T10"/></text:span></text:p>
      <text:p text:style-name="P6"><text:span text:style-name="Subtle_20_Reference"><text:span text:style-name="T10">Quantitative: blood pressure, cost, acceptability</text:span></text:span></text:p>
      <text:p text:style-name="Standard"><text:span text:style-name="Subtle_20_Reference"/></text:p>
      <text:p text:style-name="Standard"><text:span text:style-name="Strong">Question #4</text:span><text:span text:style-name="Subtle_20_Reference"> What was the control group in this study? What was/were the treatment group(s)?</text:span></text:p>
      <text:p text:style-name="Standard"><text:span text:style-name="Subtle_20_Reference"/></text:p>
      <text:p text:style-name="P6"><text:span text:style-name="Subtle_20_Reference"><text:span text:style-name="T10">The control group on this study is the UC (usual care) group as there is no new change in the veteran’s way of life. The treatment groups were SMI <text:s/>and HEI because they did introduce something new.</text:span></text:span></text:p>
      <text:p text:style-name="Standard"><text:span text:style-name="Subtle_20_Reference"/></text:p>
      <text:p text:style-name="Standard"><text:span text:style-name="Strong">Question #5</text:span><text:span text:style-name="Subtle_20_Reference"> Did the experimenters avoid confounding due to the placebo effect? If so, how? If not, why not?</text:span></text:p>
      <text:p text:style-name="Standard"><text:span text:style-name="Subtle_20_Reference"/></text:p>
      <text:p text:style-name="P6"><text:span text:style-name="Subtle_20_Reference"><text:span text:style-name="T10">The experimenters managed to avoid confounding variables because they randomly selected their population </text:span></text:span><text:span text:style-name="Subtle_20_Reference"><text:span text:style-name="T11">and </text:span></text:span><text:span text:style-name="Subtle_20_Reference"><text:span text:style-name="T10">there is blinding on both the veteran and their respective social worker. These measures will mitigate bias and inaccurate data.</text:span></text:span></text:p>
      <text:p text:style-name="Standard"><text:span text:style-name="Subtle_20_Reference"><text:span text:style-name="T8"/></text:span></text:p>
      <text:p text:style-name="Standard"><text:soft-page-break/><text:span text:style-name="Strong">Question #6</text:span><text:span text:style-name="Subtle_20_Reference"> The experimenters included a number of “exclusion criteria.” People meeting one of these criteria would not be included in the study. For </text:span><text:span text:style-name="Subtle_20_Reference"><text:span text:style-name="T7">one</text:span></text:span><text:span text:style-name="Subtle_20_Reference"> of those criteria, explain why including people meeting that criterion might bias the results.</text:span></text:p>
      <text:p text:style-name="Standard"><text:span text:style-name="Subtle_20_Reference"/></text:p>
      <text:p text:style-name="P7"><text:span text:style-name="Subtle_20_Reference"><text:span text:style-name="T11">One of the criterion that would be introduce bias would be “Unable to follow the study protocol”. This is hard to ensure because people can/will lie if they know they’re in a study. That is called the Hawthorne Effect.</text:span></text:span></text:p>
      <text:p text:style-name="Standard"><text:span text:style-name="Subtle_20_Reference"/></text:p>
      <text:p text:style-name="Standard"><text:span text:style-name="T6">“</text:span><text:span text:style-name="T5">A/B testing</text:span><text:span text:style-name="T6">” is fancy name for randomized controlled experiments that manipulate only a single factor. Typically, most A/B testing is now done via the Internet, including websites, apps, e-mail marketing, etc. </text:span><text:span text:style-name="Subtle_20_Reference">Open the paper “Controlled Experiments on the Web: Survey and Practical Guide,” which can be found at </text:span><text:a xlink:type="simple" xlink:href="http://www.exp-platform.com/Documents/controlledExperimentDMKD.pdf" text:style-name="Internet_20_link" text:visited-style-name="Visited_20_Internet_20_Link"><text:span text:style-name="T6">http://www.exp-platform.com/Documents/controlledExperimentDMKD.pdf</text:span></text:a><text:span text:style-name="Subtle_20_Reference"> and read sections 2 and 3.</text:span></text:p>
      <text:p text:style-name="P4"/>
      <text:p text:style-name="Standard"><text:span text:style-name="Strong">Question #7</text:span><text:span text:style-name="Subtle_20_Reference"> Why is an A/B test called an A/B test? </text:span></text:p>
      <text:p text:style-name="Standard"><text:span text:style-name="Subtle_20_Reference"/></text:p>
      <text:p text:style-name="P8"><text:span text:style-name="Subtle_20_Reference"><text:span text:style-name="T12">There are two different versions of an end product but one will be well received and the other will suffer.</text:span></text:span></text:p>
      <text:p text:style-name="Standard"><text:span text:style-name="Subtle_20_Reference"/></text:p>
      <text:p text:style-name="Standard"><text:span text:style-name="Strong">Question #8</text:span><text:span text:style-name="Subtle_20_Reference"> What is an A/A test and why would researchers use it?</text:span></text:p>
      <text:p text:style-name="Standard"><text:span text:style-name="Subtle_20_Reference"/></text:p>
      <text:p text:style-name="P8"><text:span text:style-name="Subtle_20_Reference"><text:span text:style-name="T12">You split your sample group in two but expose them to the same experience. Researchers would use it to test the experimentation system and assess its variability for power calculations.</text:span></text:span></text:p>
      <text:p text:style-name="Standard"><text:span text:style-name="Subtle_20_Reference"/></text:p>
      <text:p text:style-name="Standard"><text:span text:style-name="Strong">Question #9</text:span><text:span text:style-name="Subtle_20_Reference"> For </text:span><text:span text:style-name="Subtle_20_Reference"><text:span text:style-name="T7">one</text:span></text:span><text:span text:style-name="Subtle_20_Reference"> of the examples discussed in section 2 (pages 143-148 of the document), explain what the treatment and control groups are.</text:span></text:p>
      <text:p text:style-name="Standard"><text:span text:style-name="Subtle_20_Reference"/></text:p>
      <text:p text:style-name="P8"><text:span text:style-name="Subtle_20_Reference"><text:span text:style-name="T12">For the Doctor <text:s/>FootCare UI example, people who had the coupon text input field had more of an adverse reaction to completing their purchase. This was because they felt there might be a better deal out there and they have not found it yet. When removed in later iterations, the sales went up by 6.5%.</text:span></text:span></text:p>
      <text:p text:style-name="Standard"><text:span text:style-name="Subtle_20_Reference"/></text:p>
      <text:p text:style-name="Standard"><text:span text:style-name="Strong">Question #10</text:span><text:span text:style-name="Subtle_20_Reference"> For the example you chose in </text:span><text:span text:style-name="Subtle_20_Reference"><text:span text:style-name="T4">Question #9</text:span></text:span><text:span text:style-name="Subtle_20_Reference">, what was the Overall Evaluation Criterion (OEC)? Is the Overall Evaluation Criterion based on an experimental (explanatory) variable or an outcome (response)?</text:span></text:p>
      <text:p text:style-name="Standard"/>
      <text:p text:style-name="P3">The OEC in this example was the initial decrease in sales when the coupon text field was present and the overall increase when <text:s/>it was subsequently remov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2" fo:widows="2" style:writing-mode="lr-tb"/>
      <style:text-properties style:font-name="Cambria" fo:font-family="Cambria" style:font-family-generic="roman" style:font-pitch="variable" fo:font-size="12pt" style:font-size-asian="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Subtitle" style:family="paragraph" style:parent-style-name="Standard" style:next-style-name="Standard" style:default-outline-level="" style:class="chapter">
      <style:paragraph-properties fo:text-align="center" style:justify-single-word="false"/>
      <style:text-properties fo:font-size="14pt" fo:font-weight="bold" style:font-name-asian="F" style:font-family-generic-asian="system" style:font-pitch-asian="variable" style:font-size-asian="14pt" style:font-weight-asian="bold"/>
    </style:style>
    <style:style style:name="Default_20_Paragraph_20_Font" style:display-name="Default Paragraph Font" style:family="text"/>
    <style:style style:name="Subtle_20_Emphasis" style:display-name="Subtle Emphasis" style:family="text" style:parent-style-name="Default_20_Paragraph_20_Font">
      <style:text-properties fo:color="#0000ff" style:font-name="Courier New" fo:font-family="'Courier New'" style:font-family-generic="roman" style:font-pitch="variable" fo:font-size="12pt" fo:font-style="italic" style:font-size-asian="12pt" style:font-style-asian="italic" style:font-style-complex="italic"/>
    </style:style>
    <style:style style:name="Emphasis" style:family="text" style:parent-style-name="Default_20_Paragraph_20_Font">
      <style:text-properties fo:color="#0000ff" style:font-name="Courier New" fo:font-family="'Courier New'" style:font-family-generic="roman" style:font-pitch="variable" fo:font-size="12pt" fo:font-style="normal" fo:font-weight="bold" style:font-size-asian="12pt" style:font-style-asian="normal" style:font-weight-asian="bold" style:font-style-complex="italic"/>
    </style:style>
    <style:style style:name="Subtle_20_Reference" style:display-name="Subtle Reference" style:family="text" style:parent-style-name="Default_20_Paragraph_20_Font">
      <style:text-properties fo:font-variant="normal" fo:text-transform="none" fo:color="#00000a" style:text-line-through-style="none" style:text-line-through-type="none" style:text-position="0% 100%" style:font-name="Cambria" fo:font-family="Cambria" style:font-family-generic="roman" style:font-pitch="variable" fo:font-size="12pt" style:letter-kerning="false" style:font-size-asian="12pt" text:display="true"/>
    </style:style>
    <style:style style:name="Placeholder_20_Text" style:display-name="Placeholder Text" style:family="text" style:parent-style-name="Default_20_Paragraph_20_Font">
      <style:text-properties fo:color="#808080"/>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title_20_Char" style:display-name="Subtitle Char" style:family="text" style:parent-style-name="Default_20_Paragraph_20_Font">
      <style:text-properties style:font-name="Cambria" fo:font-family="Cambria" style:font-family-generic="roman" style:font-pitch="variable" fo:font-size="14pt" fo:font-weight="bold" style:font-name-asian="F" style:font-family-generic-asian="system" style:font-pitch-asian="variable" style:font-size-asian="14pt" style:font-weight-asian="bold"/>
    </style:style>
    <style:style style:name="Strong" style:family="text" style:parent-style-name="Default_20_Paragraph_20_Font">
      <style:text-properties style:font-name="Cambria" fo:font-family="Cambria" style:font-family-generic="roman" style:font-pitch="variable" fo:font-size="14pt" fo:font-weight="bold" style:font-size-asian="14pt"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wight Wynne</meta:initial-creator>
    <meta:editing-cycles>7</meta:editing-cycles>
    <meta:creation-date>2018-10-07T19:06:00</meta:creation-date>
    <dc:date>2019-09-12T13:39:14.273810078</dc:date>
    <meta:editing-duration>PT9M22S</meta:editing-duration>
    <meta:generator>LibreOffice/5.1.6.2$Linux_X86_64 LibreOffice_project/10m0$Build-2</meta:generator>
    <meta:document-statistic meta:table-count="0" meta:image-count="0" meta:object-count="0" meta:page-count="2" meta:paragraph-count="25" meta:word-count="667" meta:character-count="4284" meta:non-whitespace-character-count="360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